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87e1"/>
    </style:style>
    <style:style style:name="P2" style:family="paragraph" style:parent-style-name="Standard">
      <style:paragraph-properties fo:text-align="center" style:justify-single-word="false"/>
      <style:text-properties officeooo:paragraph-rsid="000b87e1"/>
    </style:style>
    <style:style style:name="P3" style:family="paragraph" style:parent-style-name="Standard">
      <style:text-properties fo:font-weight="bold" officeooo:paragraph-rsid="000b87e1" style:font-weight-asian="bold" style:font-weight-complex="bold"/>
    </style:style>
    <style:style style:name="T1" style:family="text">
      <style:text-properties officeooo:rsid="000b87e1"/>
    </style:style>
    <style:style style:name="T2" style:family="text">
      <style:text-properties officeooo:rsid="000ee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eigler.com – Briefing</text:span></text:p>
      <text:p text:style-name="P1"><text:span text:style-name="T1"/></text:p>
      <text:p text:style-name="P3"><text:span text:style-name="T1">About</text:span></text:p>
      <text:p text:style-name="P1"><text:span text:style-name="T1">Uma página com as informações do desenvolvedor, deve ser apenas um </text:span><text:span text:style-name="T2">model </text:span><text:span text:style-name="T1">livre para adicionar um texto e formatá-lo através de um tinymce ou outro editor.</text:span></text:p>
      <text:p text:style-name="P1"><text:span text:style-name="T1"/></text:p>
      <text:p text:style-name="P3"><text:span text:style-name="T1">Woks</text:span></text:p>
      <text:p text:style-name="P1"><text:span text:style-name="T1">Deve conter:</text:span></text:p>
      <text:p text:style-name="P1"><text:span text:style-name="T1"><text:tab/>→ Title</text:span></text:p>
      <text:p text:style-name="P1"><text:span text:style-name="T1"><text:tab/>→ Description (livre para edição)</text:span></text:p>
      <text:p text:style-name="P1"><text:span text:style-name="T1"><text:tab/>→ Image </text:span></text:p>
      <text:p text:style-name="P1"><text:span text:style-name="T1">Não haverá uma página para listagem, somente detalhes.</text:span></text:p>
      <text:p text:style-name="P1"><text:span text:style-name="T1"/></text:p>
      <text:p text:style-name="P3"><text:span text:style-name="T1">Contact</text:span></text:p>
      <text:p text:style-name="P1"><text:span text:style-name="T1">Simples formulário de contato.</text:span></text:p>
      <text:p text:style-name="P1"><text:span text:style-name="T1"/></text:p>
      <text:p text:style-name="P3"><text:span text:style-name="T1">Presentation</text:span></text:p>
      <text:p text:style-name="P1"><text:span text:style-name="T1"><text:tab/>→ Title</text:span></text:p>
      <text:p text:style-name="P1"><text:span text:style-name="T1"><text:tab/>→ pub_date</text:span></text:p>
      <text:p text:style-name="P1"><text:span text:style-name="T1"><text:tab/>→ Content</text:span></text:p>
      <text:p text:style-name="P1"><text:span text:style-name="T1"/></text:p>
      <text:p text:style-name="P3"><text:span text:style-name="T1">Social network</text:span></text:p>
      <text:p text:style-name="P1"><text:span text:style-name="T1"><text:tab/>→ Type</text:span></text:p>
      <text:p text:style-name="P1"><text:span text:style-name="T1"><text:tab/>→ Link</text:span></text:p>
      <text:p text:style-name="P1"><text:span text:style-name="T1">O tipo determinará o ícone us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igler </meta:initial-creator>
    <meta:creation-date>2010-11-15T13:07:20</meta:creation-date>
    <meta:generator>OpenOffice.org/3.2$Linux OpenOffice.org_project/320m19$Build-9505</meta:generator>
    <dc:date>2010-11-15T14:41:29</dc:date>
    <dc:creator>Heigler </dc:creator>
    <meta:document-statistic meta:table-count="0" meta:image-count="0" meta:object-count="0" meta:page-count="1" meta:paragraph-count="19" meta:word-count="74" meta:character-count="441"/>
    <meta:editing-duration>PT01H34M10S</meta:editing-duration>
    <meta:editing-cycles>1</meta:editing-cycles>
  </office:meta>
</office:document-meta>
</file>